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3.726cm" svg:height="2.705cm" svg:x="8.311cm" svg:y="6.13cm">
          <text:p text:style-name="P1">Boundary </text:p>
          <text:p text:style-name="P1">conditio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26cm" svg:height="1.803cm" svg:x="8.311cm" svg:y="11.809cm">
          <text:p text:style-name="P1">Sour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26cm" svg:height="1.803cm" svg:x="1.135cm" svg:y="7.984cm">
          <text:p text:style-name="P1">Mesh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26cm" svg:height="1.803cm" svg:x="1.135cm" svg:y="11.59cm">
          <text:p text:style-name="P1">Materia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191cm" svg:height="1.803cm" svg:x="23.178cm" svg:y="9.764cm">
          <text:p text:style-name="P1">Visu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25cm" svg:height="1.803cm" svg:x="15.572cm" svg:y="9.764cm">
          <text:p text:style-name="P1">Ru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29cm" svg:height="1.352cm" svg:x="5.256cm" svg:y="9.989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329cm" svg:height="1.352cm" svg:x="12.63cm" svg:y="9.989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328cm" svg:height="1.352cm" svg:x="20.149cm" svg:y="9.989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73cm" svg:height="1.8cm" svg:x="8.27cm" svg:y="9.421cm">
          <text:p text:style-name="P1">Propert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26cm" svg:height="1.803cm" svg:x="8.274cm" svg:y="14.197cm">
          <text:p text:style-name="P1">Dat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na </meta:initial-creator>
    <meta:creation-date>2012-03-15T10:41:12</meta:creation-date>
    <meta:editing-duration>PT4M15S</meta:editing-duration>
    <meta:editing-cycles>3</meta:editing-cycles>
    <dc:date>2012-03-28T12:15:26</dc:date>
    <meta:generator>LibreOffice/3.4$Unix LibreOffice_project/340m1$Build-402</meta:generator>
    <meta:document-statistic meta:object-count="34"/>
  </office:meta>
</office:document-meta>
</file>